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6" style:family="paragraph" style:parent-style-name="Table_20_Contents" style:list-style-name="L2">
      <style:text-properties style:font-name="Arial1" fo:font-size="11pt" style:language-asian="ja" style:country-asian="JP"/>
    </style:style>
    <style:style style:name="P37" style:family="paragraph" style:parent-style-name="Table_20_Contents" style:list-style-name="L3">
      <style:text-properties style:font-name="Arial1" fo:font-size="11pt" style:language-asian="ja" style:country-asian="JP"/>
    </style:style>
    <style:style style:name="P38" style:family="paragraph" style:parent-style-name="Table_20_Contents" style:list-style-name="L4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/>
    </style:style>
    <style:style style:name="P40" style:family="paragraph" style:parent-style-name="Text_20_body" style:list-style-name="L5"/>
    <style:style style:name="P41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1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1/XX（金）</text:p>
          </table:table-cell>
          <table:table-cell table:style-name="表38.B1" office:value-type="string">
            <text:p text:style-name="P22">11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1.XX(月) ~ 2020.11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XX(月) ~ 2020.11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ext:soft-page-break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3359798389395195182" text:style-name="L1">
        <text:list-item>
          <text:p text:style-name="P42">image file</text:p>
          <text:list>
            <text:list-item>
              <text:p text:style-name="P42">copy to : C:\WORKS_2\WS\WS_Others\towa_corpo</text:p>
            </text:list-item>
            <text:list-item>
              <text:p text:style-name="P42">change → file name</text:p>
            </text:list-item>
            <text:list-item>
              <text:p text:style-name="P42">DUP</text:p>
            </text:list-item>
            <text:list-item>
              <text:p text:style-name="P42">open the orig with paint</text:p>
            </text:list-item>
            <text:list-item>
              <text:p text:style-name="P42">change size → 25 % (<office:annotation office:name="__Annotation__14902_534617985"><dc:creator>iwabuchi ken</dc:creator><dc:date>2020-02-03T15:01:30.28</dc:date><text:p text:style-name="P44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42">close paint</text:p>
            </text:list-item>
          </text:list>
        </text:list-item>
        <text:list-item>
          <text:p text:style-name="P43">email<text:span text:style-name="T17"> </text:span><text:span text:style-name="T16">###</text:span></text:p>
          <text:list>
            <text:list-item>
              <text:p text:style-name="P43">C – N (new mail)</text:p>
            </text:list-item>
            <text:list-item>
              <text:p text:style-name="P43">attach image file</text:p>
            </text:list-item>
            <text:list-item>
              <text:p text:style-name="P43">open in-mail image file</text:p>
            </text:list-item>
            <text:list-item>
              <text:p text:style-name="P43">validate</text:p>
              <text:list>
                <text:list-item>
                  <text:p text:style-name="P43">終了時刻</text:p>
                </text:list-item>
                <text:list-item>
                  <text:p text:style-name="P43">職長サイン</text:p>
                </text:list-item>
              </text:list>
            </text:list-item>
          </text:list>
        </text:list-item>
        <text:list-item>
          <text:p text:style-name="P42"><text:soft-page-break/>doc</text:p>
          <text:list>
            <text:list-item>
              <text:p text:style-name="P42">prev lines → DUP</text:p>
            </text:list-item>
            <text:list-item>
              <text:p text:style-name="P42">enter data</text:p>
              <text:list>
                <text:list-item>
                  <text:p text:style-name="P43">作業について</text:p>
                  <text:list>
                    <text:list-item>
                      <text:p text:style-name="P42">作業日</text:p>
                    </text:list-item>
                    <text:list-item>
                      <text:p text:style-name="P42">発注者</text:p>
                    </text:list-item>
                    <text:list-item>
                      <text:p text:style-name="P42">工事件名</text:p>
                    </text:list-item>
                    <text:list-item>
                      <text:p text:style-name="P43">作業時間</text:p>
                    </text:list-item>
                  </text:list>
                </text:list-item>
                <text:list-item>
                  <text:p text:style-name="P43">タイトル文字列</text:p>
                </text:list-item>
              </text:list>
            </text:list-item>
          </text:list>
        </text:list-item>
        <text:list-item>
          <text:p text:style-name="P34">email</text:p>
          <text:list>
            <text:list-item>
              <text:p text:style-name="P34">C/P</text:p>
              <text:list>
                <text:list-item>
                  <text:p text:style-name="P35">本文</text:p>
                </text:list-item>
                <text:list-item>
                  <text:p text:style-name="P34">subject</text:p>
                </text:list-item>
              </text:list>
            </text:list-item>
            <text:list-item>
              <text:p text:style-name="P34">validate</text:p>
              <text:list>
                <text:list-item>
                  <text:p text:style-name="P42">作業日</text:p>
                </text:list-item>
                <text:list-item>
                  <text:p text:style-name="P42">発注者</text:p>
                </text:list-item>
                <text:list-item>
                  <text:p text:style-name="P42">工事件名</text:p>
                </text:list-item>
                <text:list-item>
                  <text:p text:style-name="P43">作業時間</text:p>
                </text:list-item>
              </text:list>
            </text:list-item>
            <text:list-item>
              <text:p text:style-name="P35">F6 (“To”) → “yoko” &gt; Ret</text:p>
            </text:list-item>
            <text:list-item>
              <text:p text:style-name="P35">C – Ret (send)</text:p>
            </text:list-item>
            <text:list-item>
              <text:p text:style-name="P35">review → sent mail</text:p>
              <text:list>
                <text:list-item>
                  <text:p text:style-name="P35">送信先</text:p>
                </text:list-item>
                <text:list-item>
                  <text:p text:style-name="P35">日付</text:p>
                  <text:list>
                    <text:list-item>
                      <text:p text:style-name="P35">日報に書いた日付</text:p>
                    </text:list-item>
                    <text:list-item>
                      <text:p text:style-name="P35">メールの「件名」の日付（日報のそれと同じか？）</text:p>
                    </text:list-item>
                  </text:list>
                </text:list-item>
                <text:list-item>
                  <text:p text:style-name="P35">サイン</text:p>
                  <text:list>
                    <text:list-item>
                      <text:p text:style-name="P35"><text:soft-page-break/>職長</text:p>
                    </text:list-item>
                    <text:list-item>
                      <text:p text:style-name="P35">発注者</text:p>
                    </text:list-item>
                  </text:list>
                </text:list-item>
                <text:list-item>
                  <text:p text:style-name="P35">時間</text:p>
                  <text:list>
                    <text:list-item>
                      <text:p text:style-name="P35">開始</text:p>
                    </text:list-item>
                    <text:list-item>
                      <text:p text:style-name="P3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doc</text:p>
          <text:list>
            <text:list-item>
              <text:p text:style-name="P35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7602458580830023026" text:style-name="L2">
              <text:list-item>
                <text:p text:style-name="P36">copy</text:p>
                <text:list>
                  <text:list-item>
                    <text:p text:style-name="P36">from C:\WORKS_2\WS\WS_Cake_IFM11\iphone_to_upload</text:p>
                  </text:list-item>
                  <text:list-item>
                    <text:p text:style-name="P36">to <text:s/>==&gt; C:\WORKS_2\WS\WS_Others\towa_corpo</text:p>
                  </text:list-item>
                </text:list>
              </text:list-item>
              <text:list-item>
                <text:p text:style-name="P36">name ==&gt; change</text:p>
                <text:list>
                  <text:list-item>
                    <text:p text:style-name="P36">【作業員　岩淵謙 <text:s/>日報連絡】 2020.7.4.土 2020.7.6.月.jpg</text:p>
                  </text:list-item>
                </text:list>
              </text:list-item>
              <text:list-item>
                <text:p text:style-name="P36">open file (f1)</text:p>
              </text:list-item>
              <text:list-item>
                <text:p text:style-name="P36">DUP</text:p>
              </text:list-item>
              <text:list-item>
                <text:p text:style-name="P36">f1 ==&gt; paint</text:p>
              </text:list-item>
              <text:list-item>
                <text:p text:style-name="P36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8058737528383395497" text:style-name="L3">
              <text:list-item>
                <text:p text:style-name="P37">DUP : 交通費請求書.用紙.orig.jpg</text:p>
              </text:list-item>
              <text:list-item>
                <text:p text:style-name="P37">name ==&gt; change : 【作業員　岩淵謙 <text:s/>交通費請求書】 2020.7.6(月) ~ 2020.7.12(日).jpg</text:p>
              </text:list-item>
              <text:list-item>
                <text:p text:style-name="P37">open file</text:p>
              </text:list-item>
              <text:list-item>
                <text:p text:style-name="P37">M – o &gt; ↓ &gt; Ret (paint)</text:p>
              </text:list-item>
              <text:list-item>
                <text:p text:style-name="P37">入力</text:p>
              </text:list-item>
              <text:list-item>
                <text:p text:style-name="P37">DUP</text:p>
              </text:list-item>
              <text:list-item>
                <text:p text:style-name="P37">M – o &gt; “70” &gt; Ret (size change)</text:p>
              </text:list-item>
              <text:list-item>
                <text:p text:style-name="P37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7505997048788917873" text:style-name="L4">
              <text:list-item>
                <text:p text:style-name="P39">start mailer</text:p>
              </text:list-item>
              <text:list-item>
                <text:p text:style-name="P39">new mail</text:p>
              </text:list-item>
              <text:list-item>
                <text:p text:style-name="P39">C – S – a &gt; choose file &gt; Ret (append)</text:p>
              </text:list-item>
              <text:list-item>
                <text:p text:style-name="P39">open ==&gt; appended files (<text:span text:style-name="T15">日報、交通費)</text:span></text:p>
              </text:list-item>
              <text:list-item>
                <text:p text:style-name="P38">C/P</text:p>
                <text:list>
                  <text:list-item>
                    <text:p text:style-name="P38">本文</text:p>
                  </text:list-item>
                  <text:list-item>
                    <text:p text:style-name="P38">タイトル</text:p>
                  </text:list-item>
                </text:list>
              </text:list-item>
              <text:list-item>
                <text:p text:style-name="P38">“send” : “yoko” &gt; Ret (autofill)</text:p>
              </text:list-item>
              <text:list-item>
                <text:p text:style-name="P38">validate</text:p>
                <text:list>
                  <text:list-item>
                    <text:p text:style-name="P38">append ==&gt; 2 files</text:p>
                  </text:list-item>
                  <text:list-item>
                    <text:p text:style-name="P38"><text:soft-page-break/>subject</text:p>
                    <text:list>
                      <text:list-item>
                        <text:p text:style-name="P38">期間</text:p>
                      </text:list-item>
                      <text:list-item>
                        <text:p text:style-name="P38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8">C – Ret (send)</text:p>
              </text:list-item>
              <text:list-item>
                <text:p text:style-name="P38">validate</text:p>
                <text:list>
                  <text:list-item>
                    <text:p text:style-name="P38">attached files</text:p>
                  </text:list-item>
                  <text:list-item>
                    <text:p text:style-name="P38">宛先</text:p>
                  </text:list-item>
                  <text:list-item>
                    <text:p text:style-name="P38">タイトル</text:p>
                    <text:list>
                      <text:list-item>
                        <text:p text:style-name="P38">期間</text:p>
                      </text:list-item>
                      <text:list-item>
                        <text:p text:style-name="P38">内容</text:p>
                      </text:list-item>
                    </text:list>
                  </text:list-item>
                  <text:list-item>
                    <text:p text:style-name="P38">本文</text:p>
                    <text:list>
                      <text:list-item>
                        <text:p text:style-name="P38">送るものについての文。</text:p>
                      </text:list-item>
                      <text:list-item>
                        <text:p text:style-name="P38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6227269143430732938" text:style-name="L5">
        <text:list-item>
          <text:p text:style-name="P41">close</text:p>
          <text:list>
            <text:list-item>
              <text:p text:style-name="P41">image files</text:p>
            </text:list-item>
            <text:list-item>
              <text:p text:style-name="P41">folders</text:p>
            </text:list-item>
            <text:list-item>
              <text:p text:style-name="P41">apps</text:p>
              <text:list>
                <text:list-item>
                  <text:p text:style-name="P41">paint</text:p>
                </text:list-item>
                <text:list-item>
                  <text:p text:style-name="P41">mailer</text:p>
                </text:list-item>
              </text:list>
            </text:list-item>
          </text:list>
        </text:list-item>
        <text:list-item>
          <text:p text:style-name="P41">validate</text:p>
          <text:list>
            <text:list-item>
              <text:p text:style-name="P41">mail ==&gt; move to “sent” box</text:p>
            </text:list-item>
          </text:list>
        </text:list-item>
        <text:list-item>
          <text:p text:style-name="P41">prep next</text:p>
          <text:list>
            <text:list-item>
              <text:p text:style-name="P40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1-16T13:07:51.22</dc:date>
    <dc:creator>iwabuchi ken</dc:creator>
    <meta:editing-duration>PT22H33M32S</meta:editing-duration>
    <meta:editing-cycles>138</meta:editing-cycles>
    <meta:generator>OpenOffice/4.1.3$Win32 OpenOffice.org_project/413m1$Build-9783</meta:generator>
    <meta:document-statistic meta:table-count="42" meta:image-count="0" meta:object-count="0" meta:page-count="16" meta:paragraph-count="618" meta:word-count="3619" meta:character-count="8108"/>
  </office:meta>
</office:document-meta>
</file>